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88cm" fo:min-width="0.8cm" fo:padding-top="0cm" fo:padding-bottom="0cm" fo:padding-left="0cm" fo:padding-right="0cm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Arrowheads_20_4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0.8cm" svg:height="0.488cm" svg:x="0.8cm" svg:y="0cm">
            <draw:text-box>
              <text:p text:style-name="P1"><text:span text:style-name="T1">X</text:span></text:p>
            </draw:text-box>
          </draw:frame>
          <draw:rect draw:style-name="gr2" draw:text-style-name="P3" draw:layer="layout" svg:width="0.4cm" svg:height="2.4cm" svg:x="0.2cm" svg:y="0.3cm">
            <text:p/>
          </draw:rect>
          <draw:rect draw:style-name="gr3" draw:text-style-name="P3" draw:layer="layout" svg:width="0.4cm" svg:height="2.4cm" svg:x="1.9cm" svg:y="0.3cm">
            <text:p/>
          </draw:rect>
          <draw:g>
            <draw:line draw:style-name="gr4" draw:text-style-name="P3" draw:layer="layout" svg:x1="0.5cm" svg:y1="0.5cm" svg:x2="2cm" svg:y2="0.5cm">
              <text:p/>
            </draw:line>
            <draw:circle draw:style-name="gr5" draw:text-style-name="P3" draw:layer="layout" svg:width="0.2cm" svg:height="0.2cm" svg:x="0.3cm" svg:y="0.4cm">
              <text:p/>
            </draw:circle>
          </draw:g>
          <draw:g>
            <draw:line draw:style-name="gr4" draw:text-style-name="P3" draw:layer="layout" svg:x1="0.5cm" svg:y1="0.9cm" svg:x2="2cm" svg:y2="0.9cm">
              <text:p/>
            </draw:line>
            <draw:circle draw:style-name="gr5" draw:text-style-name="P3" draw:layer="layout" svg:width="0.2cm" svg:height="0.2cm" svg:x="0.3cm" svg:y="0.8cm">
              <text:p/>
            </draw:circle>
          </draw:g>
          <draw:g>
            <draw:line draw:style-name="gr4" draw:text-style-name="P3" draw:layer="layout" svg:x1="0.5cm" svg:y1="1.3cm" svg:x2="2cm" svg:y2="1.3cm">
              <text:p/>
            </draw:line>
            <draw:circle draw:style-name="gr5" draw:text-style-name="P3" draw:layer="layout" svg:width="0.2cm" svg:height="0.2cm" svg:x="0.3cm" svg:y="1.2cm">
              <text:p/>
            </draw:circle>
          </draw:g>
          <draw:g>
            <draw:line draw:style-name="gr4" draw:text-style-name="P3" draw:layer="layout" svg:x1="0.5cm" svg:y1="1.7cm" svg:x2="2cm" svg:y2="1.7cm">
              <text:p/>
            </draw:line>
            <draw:circle draw:style-name="gr5" draw:text-style-name="P3" draw:layer="layout" svg:width="0.2cm" svg:height="0.2cm" svg:x="0.3cm" svg:y="1.6cm">
              <text:p/>
            </draw:circle>
          </draw:g>
          <draw:g>
            <draw:line draw:style-name="gr4" draw:text-style-name="P3" draw:layer="layout" svg:x1="0.5cm" svg:y1="2.1cm" svg:x2="2cm" svg:y2="2.1cm">
              <text:p/>
            </draw:line>
            <draw:circle draw:style-name="gr5" draw:text-style-name="P3" draw:layer="layout" svg:width="0.2cm" svg:height="0.2cm" svg:x="0.3cm" svg:y="2cm">
              <text:p/>
            </draw:circle>
          </draw:g>
          <draw:g>
            <draw:line draw:style-name="gr4" draw:text-style-name="P3" draw:layer="layout" svg:x1="0.5cm" svg:y1="2.5cm" svg:x2="2cm" svg:y2="2.5cm">
              <text:p/>
            </draw:line>
            <draw:circle draw:style-name="gr5" draw:text-style-name="P3" draw:layer="layout" svg:width="0.2cm" svg:height="0.2cm" svg:x="0.3cm" svg:y="2.4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10 10" svg:d="m0 0h10v10h-10z"/>
    <draw:marker draw:name="Arrowheads_20_3" draw:display-name="Arrowheads 3" svg:viewBox="0 0 1131 1580" svg:d="m1013 1491 118 89-567-1580-564 1580 114-85 136-68 148-46 161-17 161 13 153 46z"/>
    <draw:marker draw:name="Arrowheads_20_4" draw:display-name="Arrowheads 4" svg:viewBox="0 0 1131 902" svg:d="m564 0-564 902h1131z"/>
    <draw:marker draw:name="MyHeads" svg:viewBox="0 0 1500 0" svg:d="m0 0h150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5T23:43:17</dc:date>
    <dc:language>pl-PL</dc:language>
    <meta:editing-cycles>7</meta:editing-cycles>
    <meta:editing-duration>PT1H20M2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